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32c8" officeooo:paragraph-rsid="001f32c8"/>
    </style:style>
    <style:style style:name="P2" style:family="paragraph" style:parent-style-name="Standard">
      <style:text-properties officeooo:rsid="00228b96" officeooo:paragraph-rsid="00228b96"/>
    </style:style>
    <style:style style:name="P3" style:family="paragraph" style:parent-style-name="Standard">
      <style:text-properties officeooo:rsid="00245062" officeooo:paragraph-rsid="00245062"/>
    </style:style>
    <style:style style:name="P4" style:family="paragraph" style:parent-style-name="Standard">
      <style:text-properties officeooo:rsid="00245062" officeooo:paragraph-rsid="00245062"/>
    </style:style>
    <style:style style:name="P5" style:family="paragraph" style:parent-style-name="Standard">
      <style:text-properties officeooo:rsid="0025cc40" officeooo:paragraph-rsid="0025cc40"/>
    </style:style>
    <style:style style:name="P6" style:family="paragraph" style:parent-style-name="Standard">
      <style:text-properties officeooo:rsid="0025d91f" officeooo:paragraph-rsid="0025d9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ndard economics focuses on revealed preference because economic</text:p>
      <text:p text:style-name="P1">data come in this form. Economic data can—at best—reveal what the</text:p>
      <text:p text:style-name="P1">agent wants (or has chosen) in a particular situation. Such data do not</text:p>
      <text:p text:style-name="P1">enable the economist to distinguish between what the agent intended</text:p>
      <text:p text:style-name="P1">to choose and what he ended up choosing; what he chose and what he</text:p>
      <text:p text:style-name="P1">ought to have chosen.</text:p>
      <text:p text:style-name="P1">(Gul and Pesendorfer 2008: 7–8)</text:p>
      <text:p text:style-name="P1"/>
      <text:p text:style-name="P2">According to the story, Morgenbesser was in a New York diner ordering</text:p>
      <text:p text:style-name="P2">dessert. The waitress told him he had two choices, apple pie and blue-</text:p>
      <text:p text:style-name="P2">berry pie. “Apple,” Morgenbesser said.</text:p>
      <text:p text:style-name="P2">A few minutes later the waitress came back and told him, oh yes, they</text:p>
      <text:p text:style-name="P2">also have cherry pie.</text:p>
      <text:p text:style-name="P2">“In that case,” said Morgenbesser, “I’ll have the blueberry.”</text:p>
      <text:p text:style-name="P2">(Poundstone 2008: 50)</text:p>
      <text:p text:style-name="P2"/>
      <text:p text:style-name="P2">“The idea is that the choice of x when facing the alternatives {x, y} reveals a proclivity for choosing x over y that we should expect to see reflected in the individual’s behavior when faced with the alternatives {x, y, z}” (Mas-Colell et al. 1995, p. 10).</text:p>
      <text:p text:style-name="P2"/>
      <text:p text:style-name="P2"/>
      <text:p text:style-name="P3">As a compelling illustration of the importance of non-linear prob-</text:p>
      <text:p text:style-name="P3">ability weighting, consider the following example from Kahneman and Tversky ( p. ).</text:p>
      <text:p text:style-name="P3">Suppose that one is compelled to play Russian roulette using a revolver that can potentially fire</text:p>
      <text:p text:style-name="P3">six rounds, but all rounds are not loaded.  One would be willing to pay much more to reduce</text:p>
      <text:p text:style-name="P3">the number of bullets from one to zero (elimination of risk) than from four to three (reduction,</text:p>
      <text:p text:style-name="P3">but not elimination of risk). However, in each case, the reduction in the probability of a bullet</text:p>
      <text:p text:style-name="P3">firing is / and, so, under EU, the decision maker should be willing to pay the same amount. This</text:p>
      <text:p text:style-name="P3">suggests non-linear weighting of probabilities.</text:p>
      <text:p text:style-name="P3"/>
      <text:p text:style-name="P3"/>
      <text:p text:style-name="P5">George Stigler (1981,p 176) “[When] self-interest and ethical values with wide verbal allegiance are in conflict, much of the time, most of the time in fact, self-interest theory … will win.”</text:p>
      <text:p text:style-name="P5"/>
      <text:p text:style-name="P6">See Camerer 2003 for an illustraition of why fairness matters from US american his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5:30:18.934792240</meta:creation-date>
    <meta:generator>LibreOffice/5.3.1.2$Linux_X86_64 LibreOffice_project/30m0$Build-2</meta:generator>
    <dc:date>2017-10-11T13:07:05.456531714</dc:date>
    <meta:editing-duration>PT44M25S</meta:editing-duration>
    <meta:editing-cycles>6</meta:editing-cycles>
    <meta:document-statistic meta:table-count="0" meta:image-count="0" meta:object-count="0" meta:page-count="1" meta:paragraph-count="25" meta:word-count="345" meta:character-count="1953" meta:non-whitespace-character-count="1645"/>
  </office:meta>
</office:document-meta>
</file>